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2058ce" officeooo:paragraph-rsid="002058ce"/>
    </style:style>
    <style:style style:name="P2" style:family="paragraph" style:parent-style-name="Standard">
      <style:text-properties fo:font-weight="bold" officeooo:rsid="00223246" officeooo:paragraph-rsid="00223246" style:font-weight-asian="bold" style:font-weight-complex="bold"/>
    </style:style>
    <style:style style:name="P3" style:family="paragraph" style:parent-style-name="Standard">
      <style:text-properties fo:font-weight="bold" officeooo:rsid="0022dc0c" officeooo:paragraph-rsid="0022dc0c" style:font-weight-asian="bold" style:font-weight-complex="bold"/>
    </style:style>
    <style:style style:name="P4" style:family="paragraph" style:parent-style-name="Standard" style:list-style-name="L1">
      <style:text-properties fo:font-weight="bold" officeooo:rsid="0022dc0c" officeooo:paragraph-rsid="0022dc0c" style:font-weight-asian="bold" style:font-weight-complex="bold"/>
    </style:style>
    <style:style style:name="P5" style:family="paragraph" style:parent-style-name="Standard">
      <style:text-properties fo:font-weight="bold" officeooo:rsid="0028ea39" officeooo:paragraph-rsid="0028ea39" style:font-weight-asian="bold" style:font-weight-complex="bold"/>
    </style:style>
    <style:style style:name="P6" style:family="paragraph" style:parent-style-name="Standard">
      <style:text-properties fo:font-weight="normal" officeooo:rsid="00235176" officeooo:paragraph-rsid="00235176" style:font-weight-asian="normal" style:font-weight-complex="normal"/>
    </style:style>
    <style:style style:name="P7" style:family="paragraph" style:parent-style-name="Standard">
      <style:text-properties fo:font-weight="normal" officeooo:rsid="00248045" officeooo:paragraph-rsid="00248045" style:font-weight-asian="normal" style:font-weight-complex="normal"/>
    </style:style>
    <style:style style:name="P8" style:family="paragraph" style:parent-style-name="Standard">
      <style:text-properties fo:font-weight="normal" officeooo:rsid="0024ebee" officeooo:paragraph-rsid="0024ebee" style:font-weight-asian="normal" style:font-weight-complex="normal"/>
    </style:style>
    <style:style style:name="P9" style:family="paragraph" style:parent-style-name="Standard">
      <style:text-properties fo:font-weight="normal" officeooo:rsid="0025d2ff" officeooo:paragraph-rsid="0025d2ff" style:font-weight-asian="normal" style:font-weight-complex="normal"/>
    </style:style>
    <style:style style:name="P10" style:family="paragraph" style:parent-style-name="Standard">
      <style:text-properties fo:font-weight="normal" officeooo:rsid="0027783c" officeooo:paragraph-rsid="0027783c" style:font-weight-asian="normal" style:font-weight-complex="normal"/>
    </style:style>
    <style:style style:name="P11" style:family="paragraph" style:parent-style-name="Standard">
      <style:text-properties fo:font-weight="normal" officeooo:rsid="00279b6e" officeooo:paragraph-rsid="00279b6e" style:font-weight-asian="normal" style:font-weight-complex="normal"/>
    </style:style>
    <style:style style:name="P12" style:family="paragraph" style:parent-style-name="Standard" style:list-style-name="L2">
      <style:text-properties fo:font-style="normal" fo:font-weight="bold" officeooo:rsid="0028ea39" officeooo:paragraph-rsid="0028ea39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fo:font-weight="bold" officeooo:rsid="0028ea39" officeooo:paragraph-rsid="0028ea39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normal" fo:font-weight="bold" officeooo:rsid="002bc6df" officeooo:paragraph-rsid="002bc6df" style:font-style-asian="normal" style:font-weight-asian="bold" style:font-style-complex="normal" style:font-weight-complex="bold"/>
    </style:style>
    <style:style style:name="P15" style:family="paragraph" style:parent-style-name="Standard" style:list-style-name="L3">
      <style:text-properties fo:font-style="normal" fo:font-weight="bold" officeooo:rsid="002bc6df" officeooo:paragraph-rsid="002bc6df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fo:font-weight="bold" officeooo:rsid="002cdb44" officeooo:paragraph-rsid="002cdb44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fo:font-weight="bold" officeooo:rsid="002e04bf" officeooo:paragraph-rsid="002e04bf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fo:font-weight="bold" officeooo:rsid="002f7b22" officeooo:paragraph-rsid="002f7b22" style:font-style-asian="normal" style:font-weight-asian="bold" style:font-style-complex="normal" style:font-weight-complex="bold"/>
    </style:style>
    <style:style style:name="P19" style:family="paragraph" style:parent-style-name="Standard" style:list-style-name="L4">
      <style:text-properties fo:font-style="normal" fo:font-weight="bold" officeooo:rsid="002f7b22" officeooo:paragraph-rsid="002f7b22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312f95" officeooo:paragraph-rsid="00312f95" style:font-style-asian="normal" style:font-weight-asian="bold" style:font-style-complex="normal" style:font-weight-complex="bold"/>
    </style:style>
    <style:style style:name="P21" style:family="paragraph" style:parent-style-name="Standard" style:list-style-name="L5">
      <style:text-properties fo:font-style="normal" fo:font-weight="bold" officeooo:rsid="00312f95" officeooo:paragraph-rsid="00312f95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fo:font-weight="bold" officeooo:rsid="0032bba2" officeooo:paragraph-rsid="0032bba2" style:font-style-asian="normal" style:font-weight-asian="bold" style:font-style-complex="normal" style:font-weight-complex="bold"/>
    </style:style>
    <style:style style:name="P23" style:family="paragraph" style:parent-style-name="Header">
      <style:text-properties officeooo:rsid="001eb4ff" officeooo:paragraph-rsid="001eb4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827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08270" style:font-weight-asian="normal" style:font-weight-complex="normal"/>
    </style:style>
    <style:style style:name="T5" style:family="text">
      <style:text-properties fo:font-weight="normal" officeooo:rsid="002087b5" style:font-weight-asian="normal" style:font-weight-complex="normal"/>
    </style:style>
    <style:style style:name="T6" style:family="text">
      <style:text-properties fo:font-weight="normal" officeooo:rsid="002e04bf" style:font-weight-asian="normal" style:font-weight-complex="normal"/>
    </style:style>
    <style:style style:name="T7" style:family="text">
      <style:text-properties fo:font-weight="normal" officeooo:rsid="002f2f3a" style:font-weight-asian="normal" style:font-weight-complex="normal"/>
    </style:style>
    <style:style style:name="T8" style:family="text">
      <style:text-properties fo:color="#ff0000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27783c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<text:span text:style-name="T1">alteração de alíquotas </text:span><text:span text:style-name="T3">do II </text:span><text:span text:style-name="T5">e do IE </text:span><text:span text:style-name="T3">compete à </text:span><text:span text:style-name="T1">CAMEX</text:span><text:span text:style-name="T3">, </text:span><text:span text:style-name="T4">mediante </text:span><text:span text:style-name="T2">resolução</text:span><text:span text:style-name="T4">.</text:span></text:p>
      <text:p text:style-name="P1"><text:span text:style-name="T4"/></text:p>
      <text:p text:style-name="P2">Atenção!<text:span text:style-name="T3"> Se uma questão disser que a CAMEX fixa a alíquota dos </text:span>tributos<text:span text:style-name="T3"> incidentes sobre o comércio exterior, ela estará </text:span><text:span text:style-name="T8">errada</text:span><text:span text:style-name="T3">, pois sobre o comércio exterior incidem vários outros tributos além do II e do IE.</text:span></text:p>
      <text:p text:style-name="P2"><text:span text:style-name="T3"/></text:p>
      <text:p text:style-name="P3">Mercadoria<text:span text:style-name="T3"> é todo</text:span><text:span text:style-name="T13"> bem suscetível de um </text:span><text:span text:style-name="T11">destino aduaneiro</text:span><text:span text:style-name="T13">:</text:span></text:p>
      <text:list xml:id="list1730018848178068832" text:style-name="L1">
        <text:list-item>
          <text:p text:style-name="P4"><text:span text:style-name="T13">admissão em regime aduaneiro especial;</text:span></text:p>
        </text:list-item>
        <text:list-item>
          <text:p text:style-name="P4"><text:span text:style-name="T13">retorno ao exterior;</text:span></text:p>
        </text:list-item>
        <text:list-item>
          <text:p text:style-name="P4"><text:span text:style-name="T13">abandono; ou</text:span></text:p>
        </text:list-item>
        <text:list-item>
          <text:p text:style-name="P4"><text:span text:style-name="T13">destruição.</text:span></text:p>
        </text:list-item>
      </text:list>
      <text:p text:style-name="P3"><text:span text:style-name="T13"/></text:p>
      <text:p text:style-name="P6"><text:span text:style-name="T11">Na </text:span><text:span text:style-name="T14">CF</text:span><text:span text:style-name="T11"> → II e IE → </text:span><text:span text:style-name="T14">produto</text:span></text:p>
      <text:p text:style-name="P6"><text:span text:style-name="T11">No </text:span><text:span text:style-name="T14">RA</text:span><text:span text:style-name="T11"> → II e IE → </text:span><text:span text:style-name="T14">mercadoria</text:span></text:p>
      <text:p text:style-name="P6"><text:span text:style-name="T11"/></text:p>
      <text:p text:style-name="P7"><text:span text:style-name="T11">Apesar disso, conclui-se, por análise sistemática da legislação, que o II e o IE incidem sobre </text:span><text:span text:style-name="T14">bens</text:span><text:span text:style-name="T11">.</text:span></text:p>
      <text:p text:style-name="P7"><text:span text:style-name="T11"/></text:p>
      <text:p text:style-name="P8"><text:span text:style-name="T11">Na prova, considerar a </text:span><text:span text:style-name="T14">literalidade</text:span><text:span text:style-name="T11"> da CF e do RA como </text:span><text:span text:style-name="T14">correta</text:span><text:span text:style-name="T11">.</text:span></text:p>
      <text:p text:style-name="P8"><text:span text:style-name="T11">Se a questão adentrar </text:span><text:span text:style-name="T14">doutrina</text:span><text:span text:style-name="T11">, pode-se considerar como </text:span><text:span text:style-name="T14">correta</text:span><text:span text:style-name="T11"> se for citado o termo </text:span><text:span text:style-name="T14">bens</text:span><text:span text:style-name="T11">.</text:span></text:p>
      <text:p text:style-name="P8"><text:span text:style-name="T11"/></text:p>
      <text:p text:style-name="P9"><text:span text:style-name="T11">Produto </text:span><text:span text:style-name="T14">nacional</text:span><text:span text:style-name="T11"> → fabricado no Brasil ou transformado substancialmente no Brasil.</text:span></text:p>
      <text:p text:style-name="P9"><text:span text:style-name="T11">Produto </text:span><text:span text:style-name="T14">estrangeiro</text:span><text:span text:style-name="T11"> → </text:span><text:span text:style-name="T12">originário do exterior, observadas as regras de origem.</text:span></text:p>
      <text:p text:style-name="P10"><text:span text:style-name="T11">Produto </text:span><text:span text:style-name="T14">nacionalizado</text:span><text:span text:style-name="T11"> → estrangeiro importado com ânimo de definitividade.</text:span></text:p>
      <text:p text:style-name="P10"><text:span text:style-name="T11">Produto </text:span><text:span text:style-name="T14">desnacionalizado</text:span><text:span text:style-name="T11"> → nacional/nacionalizado exportado com ânimo de definitividade.</text:span></text:p>
      <text:p text:style-name="P10"><text:span text:style-name="T11"/></text:p>
      <text:p text:style-name="P11"><text:span text:style-name="T11">A </text:span><text:span text:style-name="T14">reimportação</text:span><text:span text:style-name="T11"> é o retorno de uma exportação </text:span><text:span text:style-name="T14">temporária</text:span><text:span text:style-name="T11">.</text:span></text:p>
      <text:p text:style-name="P11"><text:span text:style-name="T11"/></text:p>
      <text:p text:style-name="P5"><text:span text:style-name="T11">BC</text:span><text:span text:style-name="T13">:</text:span></text:p>
      <text:list xml:id="list8967017176756470807" text:style-name="L2">
        <text:list-item>
          <text:p text:style-name="P12">alíquota <text:span text:style-name="T9">ad valorem</text:span><text:span text:style-name="T10"> → </text:span><text:span text:style-name="T3">valor aduaneiro, apurado segundo Artigo VII do GATT;</text:span></text:p>
        </text:list-item>
        <text:list-item>
          <text:p text:style-name="P12">alíquota específica<text:span text:style-name="T3"> → quantidade de mercadoria expressa na unidade de medida estabelecida.</text:span></text:p>
        </text:list-item>
      </text:list>
      <text:p text:style-name="P13"><text:span text:style-name="T3"/></text:p>
      <text:p text:style-name="P14"><text:span text:style-name="T3">A alíquota aplicável é aquela que </text:span>estiver em vigor na data da ocorrência do FG<text:span text:style-name="T3">.</text:span></text:p>
      <text:list xml:id="list5048307908691363830" text:style-name="L3">
        <text:list-item>
          <text:p text:style-name="P15"><text:span text:style-name="T3">RA → valores expressos em moeda estrangeira devem ser convertidos em moeda nacional à </text:span>taxa de câmbio vigente na data em que se considerar ocorrido o FG<text:span text:style-name="T3">;</text:span></text:p>
        </text:list-item>
        <text:list-item>
          <text:p text:style-name="P15"><text:span text:style-name="T3">Decisão CMC 13/2007 → a taxa de câmbio passou a ser a taxa diária estabelecida pelo BACEN ou autoridade monetária central de cada Estado Parte, tomando-se a </text:span>taxa vigente no fechamento do dia anterior ao da data da numeração do despacho de importação<text:span text:style-name="T3">.</text:span></text:p>
        </text:list-item>
      </text:list>
      <text:p text:style-name="P14"><text:span text:style-name="T3"/></text:p>
      <text:p text:style-name="P16"><text:span text:style-name="T3">O </text:span>II<text:span text:style-name="T3"> é pago na </text:span>data do registro da DI<text:span text:style-name="T3">. </text:span><text:span text:style-name="T6">O Ministro da Fazenda poderá fixar outros momentos para o pagamento do imposto.</text:span></text:p>
      <text:p text:style-name="P16"><text:span text:style-name="T6"/></text:p>
      <text:p text:style-name="P17"><text:span text:style-name="T3">O </text:span>depósito para garantia<text:span text:style-name="T3"> de qualquer natureza será feito na </text:span>CEF<text:span text:style-name="T3">, </text:span><text:span text:style-name="T7">na forma da legislação específica.</text:span></text:p>
      <text:p text:style-name="P17"><text:span text:style-name="T7"/></text:p>
      <text:p text:style-name="P18"><text:span text:style-name="T7">C</text:span><text:span text:style-name="T3">onsiderar </text:span>corretas<text:span text:style-name="T3"> as seguintes assertivas:</text:span></text:p>
      <text:list xml:id="list6986466200915017667" text:style-name="L4">
        <text:list-item>
          <text:p text:style-name="P19"><text:span text:style-name="T3">o FG do II é a entrada de mercadoria estrangeira no território aduaneiro (nacional);</text:span></text:p>
        </text:list-item>
        <text:list-item>
          <text:p text:style-name="P19"><text:span text:style-name="T3">o FG do II considera-se ocorrido na data do registro da DI.</text:span></text:p>
        </text:list-item>
      </text:list>
      <text:p text:style-name="P18"><text:span text:style-name="T3"/></text:p>
      <text:p text:style-name="P20"><text:soft-page-break/><text:span text:style-name="T3">Nas situações em que não se faz o registro da DI, considera-se ocorrido o FG do II </text:span>no dia do lançamento do CT<text:span text:style-name="T3">. Essas situações são:</text:span></text:p>
      <text:list xml:id="list1443562773801788612" text:style-name="L5">
        <text:list-item>
          <text:p text:style-name="P21"><text:span text:style-name="T3">remessa postal internacional </text:span>não<text:span text:style-name="T3"> sujeitos ao regime de importação comum;</text:span></text:p>
        </text:list-item>
        <text:list-item>
          <text:p text:style-name="P21"><text:span text:style-name="T3">bagagens, acompanhadas ou desacompanhadas;</text:span></text:p>
        </text:list-item>
        <text:list-item>
          <text:p text:style-name="P21"><text:span text:style-name="T3">extravio de mercadoria constante em manifesto de carga verificado pela autoridade aduaneira;</text:span></text:p>
        </text:list-item>
        <text:list-item>
          <text:p text:style-name="P21"><text:span text:style-name="T3">mercadoria estrangeira que não haja sido objeto de DI, quando for consumida ou revendida, ou não seja localizada.</text:span></text:p>
        </text:list-item>
      </text:list>
      <text:p text:style-name="P20"><text:span text:style-name="T3"/></text:p>
      <text:p text:style-name="P22"><text:span text:style-name="T3">Considera-se ocorrido o FG do II </text:span>na data do vencimento do prazo de permanência da mercadoria em recinto alfandegado<text:span text:style-name="T3">, se iniciado o respectivo despacho aduaneiro </text:span>antes<text:span text:style-name="T3"> de aplicada a pena de perdimento da mercadoria.</text:span></text:p>
      <text:p text:style-name="P22"><text:span text:style-name="T3"/></text:p>
      <text:p text:style-name="P22"><text:span text:style-name="T3">Considera-se ocorrido o FG do II </text:span>na data do registro da declaração de admissão temporária para utilização econômica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b4ff" officeooo:paragraph-rsid="001eb4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Tributação sobre o comércio exterior. Imposto de importaçã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21:57:35.055169102</meta:creation-date>
    <dc:date>2018-03-15T22:36:25.483505229</dc:date>
    <meta:editing-duration>PT38M40S</meta:editing-duration>
    <meta:editing-cycles>21</meta:editing-cycles>
    <meta:generator>LibreOffice/5.2.7.2$Linux_X86_64 LibreOffice_project/20m0$Build-2</meta:generator>
    <meta:document-statistic meta:table-count="0" meta:image-count="0" meta:object-count="0" meta:page-count="2" meta:paragraph-count="36" meta:word-count="505" meta:character-count="3023" meta:non-whitespace-character-count="2567"/>
  </office:meta>
</office:document-meta>
</file>